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fo:font-weight="bold" officeooo:rsid="00128df2" officeooo:paragraph-rsid="00128df2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ort Semester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8T01:10:46.979967604</meta:creation-date>
    <dc:date>2021-01-08T01:11:15.844600071</dc:date>
    <meta:editing-duration>PT31S</meta:editing-duration>
    <meta:editing-cycles>1</meta:editing-cycles>
    <meta:generator>LibreOffice/7.0.0.3$Linux_X86_64 LibreOffice_project/8061b3e9204bef6b321a21033174034a5e2ea88e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